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fill="solid" draw:fill-color="#b3b3b3" draw:textarea-horizontal-align="center" draw:textarea-vertical-align="middle"/>
    </style:style>
    <style:style style:name="gr4" style:family="graphic" style:parent-style-name="standard">
      <style:graphic-properties draw:fill="solid" draw:fill-color="#b3b3b3" draw:textarea-horizontal-align="center" draw:textarea-vertical-align="middle"/>
    </style:style>
    <style:style style:name="gr5" style:family="graphic" style:parent-style-name="standard">
      <style:graphic-properties draw:fill="solid" draw:fill-color="#000000" draw:textarea-horizontal-align="center" draw:textarea-vertical-align="middle"/>
    </style:style>
    <style:style style:name="gr6" style:family="graphic" style:parent-style-name="standard">
      <style:graphic-properties draw:fill="solid" draw:fill-color="#2323dc" draw:textarea-horizontal-align="center" draw:textarea-vertical-align="middle"/>
    </style:style>
    <style:style style:name="gr7" style:family="graphic" style:parent-style-name="standard">
      <style:graphic-properties svg:stroke-width="0.1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draw:fill-color="#ffffff" fo:min-height="0.5cm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00ae00" draw:textarea-horizontal-align="center" draw:textarea-vertical-align="middle"/>
    </style:style>
    <style:style style:name="gr10" style:family="graphic" style:parent-style-name="standard">
      <style:graphic-properties svg:stroke-width="0cm" draw:marker-start-width="0.05cm" draw:marker-end-width="0.05cm" draw:textarea-horizontal-align="center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width="0cm" draw:marker-start-width="0.05cm" draw:marker-end-width="0.05cm" draw:fill="solid" draw:fill-color="#808080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cm" svg:y1="7cm" svg:x2="0.5cm" svg:y2="7cm">
          <text:p/>
        </draw:line>
        <draw:line draw:style-name="gr1" draw:text-style-name="P1" draw:layer="layout" svg:x1="5cm" svg:y1="7.5cm" svg:x2="0.5cm" svg:y2="7.5cm">
          <text:p/>
        </draw:line>
        <draw:line draw:style-name="gr2" draw:text-style-name="P1" draw:layer="layout" svg:x1="5cm" svg:y1="2.8cm" svg:x2="0.5cm" svg:y2="2.8cm">
          <text:p/>
        </draw:line>
        <draw:line draw:style-name="gr2" draw:text-style-name="P1" draw:layer="layout" svg:x1="5cm" svg:y1="3.3cm" svg:x2="0.5cm" svg:y2="3.3cm">
          <text:p/>
        </draw:line>
        <draw:rect draw:style-name="gr3" draw:text-style-name="P1" draw:layer="layout" svg:width="4.5cm" svg:height="3cm" svg:x="12cm" svg:y="2.5cm">
          <text:p text:style-name="P1"><text:s text:c="13"/>Motor</text:p>
        </draw:rect>
        <draw:rect draw:style-name="gr4" draw:text-style-name="P1" draw:layer="layout" svg:width="1cm" svg:height="0.5cm" svg:x="16.5cm" svg:y="4.3cm">
          <text:p/>
        </draw:rect>
        <draw:rect draw:style-name="gr5" draw:text-style-name="P2" draw:layer="layout" svg:width="2cm" svg:height="8.7cm" svg:x="17.5cm" svg:y="0.2cm">
          <text:p text:style-name="P2"><text:span text:style-name="T1">Wheel</text:span></text:p>
        </draw:rect>
        <draw:line draw:style-name="gr2" draw:text-style-name="P1" draw:layer="layout" svg:x1="12cm" svg:y1="2.8cm" svg:x2="7.5cm" svg:y2="2.8cm">
          <text:p/>
        </draw:line>
        <draw:line draw:style-name="gr2" draw:text-style-name="P1" draw:layer="layout" svg:x1="12cm" svg:y1="3.3cm" svg:x2="7.5cm" svg:y2="3.3cm">
          <text:p/>
        </draw:line>
        <draw:line draw:style-name="gr1" draw:text-style-name="P1" draw:layer="layout" svg:x1="12cm" svg:y1="3.8cm" svg:x2="7.5cm" svg:y2="3.8cm">
          <text:p/>
        </draw:line>
        <draw:line draw:style-name="gr1" draw:text-style-name="P1" draw:layer="layout" svg:x1="12cm" svg:y1="4.3cm" svg:x2="9cm" svg:y2="4.3cm">
          <text:p/>
        </draw:line>
        <draw:line draw:style-name="gr1" draw:text-style-name="P1" draw:layer="layout" svg:x1="12cm" svg:y1="4.8cm" svg:x2="9.5cm" svg:y2="4.8cm">
          <text:p/>
        </draw:line>
        <draw:line draw:style-name="gr1" draw:text-style-name="P1" draw:layer="layout" svg:x1="12cm" svg:y1="5.3cm" svg:x2="10cm" svg:y2="5.3cm">
          <text:p/>
        </draw:line>
        <draw:g>
          <draw:line draw:style-name="gr1" draw:text-style-name="P1" draw:layer="layout" svg:x1="9cm" svg:y1="7.3cm" svg:x2="9cm" svg:y2="4.3cm">
            <text:p/>
          </draw:line>
          <draw:line draw:style-name="gr1" draw:text-style-name="P1" draw:layer="layout" svg:x1="9.5cm" svg:y1="7.3cm" svg:x2="9.5cm" svg:y2="4.8cm">
            <text:p/>
          </draw:line>
          <draw:line draw:style-name="gr1" draw:text-style-name="P1" draw:layer="layout" svg:x1="10cm" svg:y1="7.3cm" svg:x2="10cm" svg:y2="5.3cm">
            <text:p/>
          </draw:line>
        </draw:g>
        <draw:line draw:style-name="gr1" draw:text-style-name="P1" draw:layer="layout" svg:x1="8.5cm" svg:y1="3.8cm" svg:x2="8.5cm" svg:y2="7.3cm">
          <text:p/>
        </draw:line>
        <draw:rect draw:style-name="gr6" draw:text-style-name="P2" draw:layer="layout" svg:width="13cm" svg:height="3cm" svg:x="3cm" svg:y="6.5cm">
          <text:p text:style-name="P2"><text:span text:style-name="T1">FPGA</text:span></text:p>
        </draw:rect>
        <draw:line draw:style-name="gr7" draw:text-style-name="P1" draw:layer="layout" svg:x1="4.5cm" svg:y1="5.5cm" svg:x2="4.5cm" svg:y2="6.5cm">
          <text:p/>
        </draw:line>
        <draw:line draw:style-name="gr7" draw:text-style-name="P1" draw:layer="layout" svg:x1="6.1cm" svg:y1="5.5cm" svg:x2="6.1cm" svg:y2="6.5cm">
          <text:p/>
        </draw:line>
        <draw:frame draw:style-name="gr8" draw:text-style-name="P3" draw:layer="layout" svg:width="3cm" svg:height="3.669cm" svg:x="12cm" svg:y="2.4cm">
          <draw:text-box>
            <text:p text:style-name="P3">Power A</text:p>
            <text:p text:style-name="P3">Power B</text:p>
            <text:p text:style-name="P3">Enc 5 Vcc</text:p>
            <text:p text:style-name="P3">Enc Gnd</text:p>
            <text:p text:style-name="P3">Enc A</text:p>
            <text:p text:style-name="P3">Enc B</text:p>
            <text:p text:style-name="P3"/>
          </draw:text-box>
        </draw:frame>
        <draw:rect draw:style-name="gr9" draw:text-style-name="P1" draw:layer="layout" svg:width="4.5cm" svg:height="4.5cm" svg:x="3cm" svg:y="1cm">
          <text:p text:style-name="P1"/>
          <text:p text:style-name="P1"/>
          <text:p text:style-name="P1"/>
          <text:p text:style-name="P1">H-Bridge</text:p>
        </draw:rect>
        <draw:frame draw:style-name="gr8" draw:text-style-name="P3" draw:layer="layout" svg:width="5.5cm" svg:height="1.299cm" svg:x="3.4cm" svg:y="4.801cm">
          <draw:text-box>
            <text:p text:style-name="P3">PWM A <text:s text:c="4"/>PWM B</text:p>
            <text:p text:style-name="P3"/>
          </draw:text-box>
        </draw:frame>
        <draw:frame draw:style-name="gr8" draw:text-style-name="P3" draw:layer="layout" svg:width="3cm" svg:height="1.773cm" svg:x="3cm" svg:y="2.331cm">
          <draw:text-box>
            <text:p text:style-name="P3">Vcc 12.6 V</text:p>
            <text:p text:style-name="P3">Gnd</text:p>
            <text:p text:style-name="P3"/>
          </draw:text-box>
        </draw:frame>
        <draw:frame draw:style-name="gr8" draw:text-style-name="P3" draw:layer="layout" svg:width="3cm" svg:height="1.773cm" svg:x="3cm" svg:y="6.627cm">
          <draw:text-box>
            <text:p text:style-name="P3">Vcc 5 V</text:p>
            <text:p text:style-name="P3">Gnd</text:p>
            <text:p text:style-name="P3"/>
          </draw:text-box>
        </draw:frame>
        <draw:rect draw:style-name="gr10" draw:text-style-name="P1" draw:layer="layout" svg:width="5cm" svg:height="2.5cm" svg:x="3cm" svg:y="11cm">
          <text:p text:style-name="P1">Ethernet-UART</text:p>
        </draw:rect>
        <draw:rect draw:style-name="gr11" draw:text-style-name="P1" draw:layer="layout" svg:width="11.5cm" svg:height="0.5cm" svg:x="8cm" svg:y="12.1cm">
          <text:p text:style-name="P1">Ethernet to central FPGA</text:p>
        </draw:rect>
        <draw:line draw:style-name="gr1" draw:text-style-name="P1" draw:layer="layout" svg:x1="1.5cm" svg:y1="7.5cm" svg:x2="1.5cm" svg:y2="12.5cm">
          <text:p/>
        </draw:line>
        <draw:line draw:style-name="gr1" draw:text-style-name="P1" draw:layer="layout" svg:x1="2cm" svg:y1="7cm" svg:x2="2cm" svg:y2="12cm">
          <text:p/>
        </draw:line>
        <draw:line draw:style-name="gr1" draw:text-style-name="P1" draw:layer="layout" svg:x1="4.5cm" svg:y1="9.5cm" svg:x2="4.5cm" svg:y2="11cm">
          <text:p/>
        </draw:line>
        <draw:line draw:style-name="gr1" draw:text-style-name="P1" draw:layer="layout" svg:x1="5.2cm" svg:y1="9.5cm" svg:x2="5.2cm" svg:y2="11cm">
          <text:p/>
        </draw:line>
        <draw:line draw:style-name="gr1" draw:text-style-name="P1" draw:layer="layout" svg:x1="5.9cm" svg:y1="9.5cm" svg:x2="5.9cm" svg:y2="11cm">
          <text:p/>
        </draw:line>
        <draw:line draw:style-name="gr1" draw:text-style-name="P1" draw:layer="layout" svg:x1="7cm" svg:y1="9.5cm" svg:x2="7cm" svg:y2="11cm">
          <text:p/>
        </draw:line>
        <draw:line draw:style-name="gr1" draw:text-style-name="P1" draw:layer="layout" svg:x1="3cm" svg:y1="12cm" svg:x2="2cm" svg:y2="12cm">
          <text:p/>
        </draw:line>
        <draw:line draw:style-name="gr1" draw:text-style-name="P1" draw:layer="layout" svg:x1="3cm" svg:y1="12.5cm" svg:x2="1.5cm" svg:y2="12.5cm">
          <text:p/>
        </draw:line>
        <draw:frame draw:style-name="gr8" draw:text-style-name="P3" draw:layer="layout" svg:width="5.5cm" svg:height="1.299cm" svg:x="4cm" svg:y="8.801cm">
          <draw:text-box>
            <text:p text:style-name="P3">RX TX Rst Reload</text:p>
            <text:p text:style-name="P3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lorian Hisch</meta:initial-creator>
    <meta:creation-date>2013-11-29T13:35:03.36</meta:creation-date>
    <dc:date>2013-11-29T13:58:27.94</dc:date>
    <dc:creator>Florian Hisch</dc:creator>
    <meta:editing-duration>PT2M48S</meta:editing-duration>
    <meta:editing-cycles>1</meta:editing-cycles>
    <meta:document-statistic meta:object-count="37"/>
    <meta:generator>OpenOffice.org/3.3$Win32 OpenOffice.org_project/330m20$Build-9567</meta:generator>
  </office:meta>
</office:document-meta>
</file>